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0ec6511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ad1d7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6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7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2" style:family="text">
      <style:text-properties style:language-asian="nl" style:country-asian="NL"/>
    </style:style>
    <style:style style:name="T123" style:family="text">
      <style:text-properties officeooo:rsid="01f5e6f6" style:language-asian="nl" style:country-asian="NL"/>
    </style:style>
    <style:style style:name="T124" style:family="text">
      <style:text-properties officeooo:rsid="014ea810" style:language-asian="nl" style:country-asian="NL"/>
    </style:style>
    <style:style style:name="T125" style:family="text">
      <style:text-properties officeooo:rsid="014ea810"/>
    </style:style>
    <style:style style:name="T12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46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5ae3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ad1d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a14ff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7" style:family="text">
      <style:text-properties officeooo:rsid="0119bd75"/>
    </style:style>
    <style:style style:name="T148" style:family="text">
      <style:text-properties style:font-name="Liberation Sans" fo:font-size="12pt" fo:language="en" fo:country="GB" style:font-size-asian="12pt" style:font-size-complex="12pt"/>
    </style:style>
    <style:style style:name="T149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50" style:family="text">
      <style:text-properties style:font-name="Liberation Sans" fo:language="en" fo:country="GB"/>
    </style:style>
    <style:style style:name="T151" style:family="text">
      <style:text-properties style:font-name="Liberation Sans" fo:language="en" fo:country="GB" officeooo:rsid="01f61662"/>
    </style:style>
    <style:style style:name="T152" style:family="text">
      <style:text-properties officeooo:rsid="01e96954"/>
    </style:style>
    <style:style style:name="T153" style:family="text">
      <style:text-properties officeooo:rsid="020686f0"/>
    </style:style>
    <style:style style:name="T154" style:family="text">
      <style:text-properties officeooo:rsid="02143b9a"/>
    </style:style>
    <style:style style:name="T155" style:family="text">
      <style:text-properties officeooo:rsid="0faa7573"/>
    </style:style>
    <style:style style:name="T156" style:family="text">
      <style:text-properties fo:font-size="10pt" style:font-size-asian="10pt" style:font-size-complex="10pt"/>
    </style:style>
    <style:style style:name="T157" style:family="text">
      <style:text-properties fo:font-size="10pt" officeooo:rsid="02182436" style:font-size-asian="10pt" style:font-size-complex="10pt"/>
    </style:style>
    <style:style style:name="T15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4">Linux (</text:span>Ubuntu or Debian<text:span text:style-name="T154">)</text:span>.</text:p>
      <text:p text:style-name="P19"><text:span text:style-name="Strong_20_Emphasis"><text:span text:style-name="T70"/></text:span></text:p>
      <text:list xml:id="list4044790660" text:style-name="L1">
        <text:list-item>
          <text:p text:style-name="P72"><text:span text:style-name="T116">Preparing to transfer</text:span><text:span text:style-name="T119"> (</text:span><text:span text:style-name="T120">o</text:span><text:span text:style-name="T121">n</text:span><text:span text:style-name="T119"> Windows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4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5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8">Collect E-mail addresses and mail server addresses </text:span><text:span text:style-name="T149">per user</text:span><text:span text:style-name="T148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8">Install and start Google Chrome, import everything </text:span><text:span text:style-name="T113">per user</text:span><text:span text:style-name="T108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8">Install and start Mozilla Firefox, import everything </text:span><text:span text:style-name="T113">per user</text:span><text:span text:style-name="T108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10">Install and start Mozilla Thunderbird, import </text:span><text:span text:style-name="T114">per user</text:span><text:span text:style-name="T110"> from the </text:span><text:span text:style-name="T109">email program </text:span><text:span text:style-name="T112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2" draw:name="Vorm9" draw:style-name="gr1" draw:text-style-name="P78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3" draw:name="Vorm10" draw:style-name="gr1" draw:text-style-name="P78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4" draw:name="Vorm11" draw:style-name="gr1" draw:text-style-name="P78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5" draw:name="Vorm12" draw:style-name="gr1" draw:text-style-name="P78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5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31" draw:name="Vorm14" draw:style-name="gr1" draw:text-style-name="P78" svg:width="0.35cm" svg:height="0.35cm" draw:control="control132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2" draw:name="Vorm15" draw:style-name="gr1" draw:text-style-name="P78" svg:width="0.35cm" svg:height="0.35cm" draw:control="control133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3" draw:name="Vorm16" draw:style-name="gr1" draw:text-style-name="P78" svg:width="0.35cm" svg:height="0.35cm" draw:control="control134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4" draw:name="Vorm17" draw:style-name="gr1" draw:text-style-name="P78" svg:width="0.35cm" svg:height="0.35cm" draw:control="control135"/></text:span></text:span><text:span text:style-name="Strong_20_Emphasis"><text:span text:style-name="T135"><text:tab/>Email folders</text:span></text:span><text:span text:style-name="T15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6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27" draw:name="Vorm19" draw:style-name="gr1" draw:text-style-name="P78" svg:width="0.35cm" svg:height="0.35cm" draw:control="control128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28" draw:name="Vorm20" draw:style-name="gr1" draw:text-style-name="P78" svg:width="0.35cm" svg:height="0.35cm" draw:control="control129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29" draw:name="Vorm21" draw:style-name="gr1" draw:text-style-name="P78" svg:width="0.35cm" svg:height="0.35cm" draw:control="control130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0" draw:name="Vorm22" draw:style-name="gr1" draw:text-style-name="P78" svg:width="0.35cm" svg:height="0.35cm" draw:control="control131"/></text:span></text:span><text:span text:style-name="Strong_20_Emphasis"><text:span text:style-name="T135"><text:tab/></text:span></text:span><text:span text:style-name="T150">ad</text:span><text:span text:style-name="T151">d</text:span><text:span text:style-name="T150">res</text:span><text:span text:style-name="T151">s book</text:span><text:span text:style-name="T15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3" draw:name="Vorm24" draw:style-name="gr1" draw:text-style-name="P78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25" draw:style-name="gr1" draw:text-style-name="P78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5" draw:name="Vorm26" draw:style-name="gr1" draw:text-style-name="P78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7" draw:style-name="gr1" draw:text-style-name="P78" svg:width="0.35cm" svg:height="0.35cm" draw:control="control127"/></text:span></text:span><text:span text:style-name="Strong_20_Emphasis"><text:span text:style-name="T47"><text:tab/></text:span></text:span><text:span text:style-name="T111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19" draw:name="Vorm29" draw:style-name="gr1" draw:text-style-name="P78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0" draw:name="Vorm30" draw:style-name="gr1" draw:text-style-name="P78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1" draw:name="Vorm31" draw:style-name="gr1" draw:text-style-name="P78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2" draw:style-name="gr1" draw:text-style-name="P78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7">If importing fails, export everything in any way possible from the current </text:span><text:span text:style-name="T118">email program</text:span><text:span text:style-name="T117"> to be able to import the data later.</text:span></text:p>
          </table:table-cell>
        </table:table-row>
      </table:table>
      <text:p text:style-name="P24"/>
      <text:list xml:id="list131748277747364" text:continue-list="list4044790660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2"> (</text:span></text:span><text:span text:style-name="Strong_20_Emphasis"><text:span text:style-name="T78">o</text:span></text:span><text:span text:style-name="Strong_20_Emphasis"><text:span text:style-name="T81">n</text:span></text:span><text:span text:style-name="Strong_20_Emphasis"><text:span text:style-name="T72"> </text:span></text:span><text:span text:style-name="Strong_20_Emphasis"><text:span text:style-name="T77">Linux or </text:span></text:span><text:span text:style-name="Strong_20_Emphasis"><text:span text:style-name="T72">Windows) - </text:span></text:span><text:span text:style-name="Strong_20_Emphasis"><text:span text:style-name="T76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6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2">Boot menu/Setup via one of the </text:span><text:span text:style-name="T83">f</text:span><text:span text:style-name="T82">requently used keys:</text:span> Esc, Delete, F1, F2, <text:span text:style-name="T155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6">From a Live USB stick you can boot and work with </text:span><text:span text:style-name="T157">Linux</text:span><text:span text:style-name="Strong_20_Emphasis"><text:span text:style-name="T115"> </text:span></text:span><text:span text:style-name="T156">without modifying any files on the hard drive and also allows installation of </text:span><text:span text:style-name="T157">Linux</text:span><text:span text:style-name="Strong_20_Emphasis"><text:span text:style-name="T115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4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59">releases.ubuntu.com</text:span></text:span></text:a><text:span text:style-name="Strong_20_Emphasis"><text:span text:style-name="T84"> </text:span></text:span><text:span text:style-name="Strong_20_Emphasis"><text:span text:style-name="T87">o</text:span></text:span><text:span text:style-name="Strong_20_Emphasis"><text:span text:style-name="T90">r</text:span></text:span><text:span text:style-name="Strong_20_Emphasis"><text:span text:style-name="T85"> </text:span></text:span><text:a xlink:type="simple" xlink:href="https://www.debian.org/CD/live/" text:style-name="Internet_20_link" text:visited-style-name="Visited_20_Internet_20_Link"><text:span text:style-name="Strong_20_Emphasis"><text:span text:style-name="T158">debian.org/cd/live</text:span></text:span></text:a><text:span text:style-name="Strong_20_Emphasis"><text:span text:style-name="T86"> </text:span></text:span><text:span text:style-name="Strong_20_Emphasis"><text:span text:style-name="T88">(see also Checklist installation).</text:span></text:span><text:span text:style-name="Strong_20_Emphasis"><text:span text:style-name="T84"><text:line-break/></text:span></text:span><text:span text:style-name="Strong_20_Emphasis"><text:span text:style-name="T89">The next steps are described in </text:span></text:span><text:span text:style-name="Strong_20_Emphasis"><text:span text:style-name="T91">Linux informati</text:span></text:span><text:span text:style-name="Strong_20_Emphasis"><text:span text:style-name="T92">on</text:span></text:span><text:span text:style-name="Strong_20_Emphasis"><text:span text:style-name="T8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60">karelzimmer.nl</text:span></text:span></text:a><text:span text:style-name="Strong_20_Emphasis"><text:span text:style-name="T89">, under </text:span></text:span><text:span text:style-name="Strong_20_Emphasis"><text:span text:style-name="T91">Linux</text:span></text:span><text:span text:style-name="Strong_20_Emphasis"><text:span text:style-name="T89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7">t</text:span></text:span><text:span text:style-name="Strong_20_Emphasis"><text:span text:style-name="T106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38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39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4" draw:name="Vorm39" draw:style-name="gr1" draw:text-style-name="P78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5" draw:name="Vorm40" draw:style-name="gr1" draw:text-style-name="P78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6" draw:name="Vorm41" draw:style-name="gr1" draw:text-style-name="P78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2" draw:style-name="gr1" draw:text-style-name="P78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/text:span></text:span><text:span text:style-name="Strong_20_Emphasis"><text:span text:style-name="T74">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8" draw:name="Vorm44" draw:style-name="gr1" draw:text-style-name="P78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5" draw:style-name="gr1" draw:text-style-name="P78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0" draw:name="Vorm46" draw:style-name="gr1" draw:text-style-name="P78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7" draw:style-name="gr1" draw:text-style-name="P78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2" draw:name="Vorm49" draw:style-name="gr1" draw:text-style-name="P78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50" draw:style-name="gr1" draw:text-style-name="P78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4" draw:name="Vorm51" draw:style-name="gr1" draw:text-style-name="P78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2" draw:style-name="gr1" draw:text-style-name="P78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7">&lt;</text:span></text:span><text:span text:style-name="Definition"><text:span text:style-name="T138">Username</text:span></text:span><text:span text:style-name="Definition"><text:span text:style-name="T137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131747530566403" text:continue-numbering="true" text:style-name="L1">
        <text:list-item>
          <text:p text:style-name="P71"><text:span text:style-name="Strong_20_Emphasis"><text:span text:style-name="T104">Install </text:span></text:span><text:span text:style-name="Strong_20_Emphasis"><text:span text:style-name="T105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7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9">at </text:span></text:span><text:a xlink:type="simple" xlink:href="https://karelzimmer.nl/" text:style-name="Internet_20_link" text:visited-style-name="Visited_20_Internet_20_Link"><text:span text:style-name="Strong_20_Emphasis"><text:span text:style-name="T160">karelzimmer.nl</text:span></text:span></text:a><text:span text:style-name="Strong_20_Emphasis"><text:span text:style-name="T89">, under</text:span></text:span> <text:span text:style-name="T161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6"><text:tab/></text:span></text:span></text:p>
      <text:list xml:id="list131748426242812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1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1"> </text:span></text:span><text:span text:style-name="Strong_20_Emphasis"><text:span text:style-name="T79">Linux</text:span></text:span><text:span text:style-name="Strong_20_Emphasis"><text:span text:style-name="T71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29"/></text:span></text:p>
        </text:list-item>
      </text:list>
      <text:p text:style-name="P21"><text:span text:style-name="Strong_20_Emphasis"><text:span text:style-name="T126"><draw:control text:anchor-type="as-char" draw:z-index="0" draw:name="Vorm54" draw:style-name="gr1" draw:text-style-name="P78" svg:width="0.35cm" svg:height="0.35cm" draw:control="control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1" draw:name="Vorm55" draw:style-name="gr1" draw:text-style-name="P78" svg:width="0.35cm" svg:height="0.35cm" draw:control="control12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2" draw:name="Vorm56" draw:style-name="gr1" draw:text-style-name="P78" svg:width="0.35cm" svg:height="0.35cm" draw:control="control1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3" draw:name="Vorm57" draw:style-name="gr1" draw:text-style-name="P78" svg:width="0.35cm" svg:height="0.35cm" draw:control="control14"/></text:span></text:span><text:span text:style-name="Strong_20_Emphasis"><text:span text:style-name="T126"><text:tab/></text:span></text:span><text:span text:style-name="Strong_20_Emphasis"><text:span text:style-name="T130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1" draw:name="Vorm58" draw:style-name="gr1" draw:text-style-name="P78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4" draw:name="Vorm59" draw:style-name="gr1" draw:text-style-name="P78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5" draw:name="Vorm60" draw:style-name="gr1" draw:text-style-name="P78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61" draw:style-name="gr1" draw:text-style-name="P78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2" draw:name="Vorm62" draw:style-name="gr1" draw:text-style-name="P78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3" draw:style-name="gr1" draw:text-style-name="P78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4" draw:style-name="gr1" draw:text-style-name="P78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5" draw:style-name="gr1" draw:text-style-name="P78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3" draw:name="Vorm70" draw:style-name="gr1" draw:text-style-name="P78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71" draw:style-name="gr1" draw:text-style-name="P78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72" draw:style-name="gr1" draw:text-style-name="P78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3" draw:style-name="gr1" draw:text-style-name="P78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4" draw:name="Vorm74" draw:style-name="gr1" draw:text-style-name="P78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5" draw:style-name="gr1" draw:text-style-name="P78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6" draw:style-name="gr1" draw:text-style-name="P78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7" draw:style-name="gr1" draw:text-style-name="P78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5" draw:name="Vorm78" draw:style-name="gr1" draw:text-style-name="P78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9" draw:style-name="gr1" draw:text-style-name="P78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80" draw:style-name="gr1" draw:text-style-name="P78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81" draw:style-name="gr1" draw:text-style-name="P78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6"><draw:control text:anchor-type="as-char" draw:z-index="6" draw:name="Vorm82" draw:style-name="gr1" draw:text-style-name="P78" svg:width="0.35cm" svg:height="0.35cm" draw:control="control7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29" draw:name="Vorm83" draw:style-name="gr1" draw:text-style-name="P78" svg:width="0.35cm" svg:height="0.35cm" draw:control="control30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0" draw:name="Vorm84" draw:style-name="gr1" draw:text-style-name="P78" svg:width="0.35cm" svg:height="0.35cm" draw:control="control3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1" draw:name="Vorm85" draw:style-name="gr1" draw:text-style-name="P78" svg:width="0.35cm" svg:height="0.35cm" draw:control="control32"/></text:span></text:span><text:span text:style-name="Strong_20_Emphasis"><text:span text:style-name="T126"><text:tab/></text:span></text:span><text:span text:style-name="Strong_20_Emphasis"><text:span text:style-name="T128">Start Firefox and check the operation.</text:span></text:span></text:p>
      <text:p text:style-name="P21"><text:span text:style-name="Strong_20_Emphasis"><text:span text:style-name="T126"><draw:control text:anchor-type="as-char" draw:z-index="7" draw:name="Vorm86" draw:style-name="gr1" draw:text-style-name="P78" svg:width="0.35cm" svg:height="0.35cm" draw:control="control8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2" draw:name="Vorm87" draw:style-name="gr1" draw:text-style-name="P78" svg:width="0.35cm" svg:height="0.35cm" draw:control="control3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3" draw:name="Vorm88" draw:style-name="gr1" draw:text-style-name="P78" svg:width="0.35cm" svg:height="0.35cm" draw:control="control34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4" draw:name="Vorm89" draw:style-name="gr1" draw:text-style-name="P78" svg:width="0.35cm" svg:height="0.35cm" draw:control="control35"/></text:span></text:span><text:span text:style-name="Strong_20_Emphasis"><text:span text:style-name="T126"><text:tab/></text:span></text:span><text:span text:style-name="Strong_20_Emphasis"><text:span text:style-name="T127">Copy the </text:span></text:span><text:span text:style-name="Strong_20_Emphasis"><text:span text:style-name="T128">Thunderbird data </text:span></text:span><text:span text:style-name="Strong_20_Emphasis"><text:span text:style-name="T133">to</text:span></text:span><text:span text:style-name="Strong_20_Emphasis"><text:span text:style-name="T131"> ~/.thunderbird, </text:span></text:span><text:span text:style-name="Strong_20_Emphasis"><text:span text:style-name="T132">o</text:span></text:span><text:span text:style-name="Strong_20_Emphasis"><text:span text:style-name="T133">r</text:span></text:span><text:span text:style-name="Strong_20_Emphasis"><text:span text:style-name="T132"> </text:span></text:span><text:span text:style-name="Strong_20_Emphasis"><text:span text:style-name="T133">to</text:span></text:span><text:span text:style-name="Strong_20_Emphasis"><text:span text:style-name="T132"> </text:span></text:span><text:span text:style-name="Strong_20_Emphasis"><text:span text:style-name="T131">~/.thunderbird.</text:span></text:span></text:p>
      <text:p text:style-name="P17"><text:span text:style-name="Strong_20_Emphasis"><text:span text:style-name="T50"><draw:control text:anchor-type="as-char" draw:z-index="8" draw:name="Vorm90" draw:style-name="gr1" draw:text-style-name="P78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5" draw:name="Vorm91" draw:style-name="gr1" draw:text-style-name="P78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6" draw:name="Vorm92" draw:style-name="gr1" draw:text-style-name="P78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3" draw:style-name="gr1" draw:text-style-name="P78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9" draw:name="Vorm94" draw:style-name="gr1" draw:text-style-name="P78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5" draw:style-name="gr1" draw:text-style-name="P78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6" draw:style-name="gr1" draw:text-style-name="P78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7" draw:style-name="gr1" draw:text-style-name="P78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131748842741150" text:continue-numbering="true" text:style-name="L1">
        <text:list-header>
          <text:p text:style-name="P74"><text:span text:style-name="User_20_Entry"><text:span text:style-name="T93">f</text:span></text:span><text:span text:style-name="User_20_Entry"><text:span text:style-name="T94">ind </text:span></text:span><text:span text:style-name="User_20_Entry"><text:span text:style-name="T93">$HOME</text:span></text:span><text:span text:style-name="User_20_Entry"><text:span text:style-name="T94"> -</text:span></text:span><text:span text:style-name="User_20_Entry"><text:span text:style-name="T95">i</text:span></text:span><text:span text:style-name="User_20_Entry"><text:span text:style-name="T94">name </text:span></text:span><text:span text:style-name="User_20_Entry"><text:span text:style-name="T96">d</text:span></text:span><text:span text:style-name="User_20_Entry"><text:span text:style-name="T94">esktop.ini -</text:span></text:span><text:span text:style-name="User_20_Entry"><text:span text:style-name="T97">d</text:span></text:span><text:span text:style-name="User_20_Entry"><text:span text:style-name="T98">e</text:span></text:span><text:span text:style-name="User_20_Entry"><text:span text:style-name="T97">lete </text:span></text:span><text:span text:style-name="User_20_Entry"><text:span text:style-name="T99">-or </text:span></text:span><text:span text:style-name="User_20_Entry"><text:span text:style-name="T94">-</text:span></text:span><text:span text:style-name="User_20_Entry"><text:span text:style-name="T100">i</text:span></text:span><text:span text:style-name="User_20_Entry"><text:span text:style-name="T94">name </text:span></text:span><text:span text:style-name="User_20_Entry"><text:span text:style-name="T100">t</text:span></text:span><text:span text:style-name="User_20_Entry"><text:span text:style-name="T94">humbs.db -</text:span></text:span><text:span text:style-name="User_20_Entry"><text:span text:style-name="T97">delete -</text:span></text:span><text:span text:style-name="User_20_Entry"><text:span text:style-name="T99">or </text:span></text:span><text:span text:style-name="User_20_Entry"><text:span text:style-name="T94">-name '*.</text:span></text:span><text:span text:style-name="User_20_Entry"><text:span text:style-name="T101">lnk'</text:span></text:span><text:span text:style-name="User_20_Entry"><text:span text:style-name="T94"> -</text:span></text:span><text:span text:style-name="User_20_Entry"><text:span text:style-name="T97">delete -</text:span></text:span><text:span text:style-name="User_20_Entry"><text:span text:style-name="T102">or </text:span></text:span><text:span text:style-name="User_20_Entry"><text:span text:style-name="T94">-</text:span></text:span><text:span text:style-name="User_20_Entry"><text:span text:style-name="T95">i</text:span></text:span><text:span text:style-name="User_20_Entry"><text:span text:style-name="T94">name '*.</text:span></text:span><text:span text:style-name="User_20_Entry"><text:span text:style-name="T103">exe'</text:span></text:span><text:span text:style-name="User_20_Entry"><text:span text:style-name="T94"> -</text:span></text:span><text:span text:style-name="User_20_Entry"><text:span text:style-name="T97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0" draw:name="Vorm98" draw:style-name="gr1" draw:text-style-name="P78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9" draw:style-name="gr1" draw:text-style-name="P78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100" draw:style-name="gr1" draw:text-style-name="P78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101" draw:style-name="gr1" draw:text-style-name="P78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1116497582" text:style-name="L2">
        <text:list-header>
          <text:p text:style-name="P75"><text:span text:style-name="Strong_20_Emphasis"><text:span text:style-name="T146"/></text:span></text:p>
          <text:p text:style-name="P76"><text:span text:style-name="Strong_20_Emphasis"><text:span text:style-name="T146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131747445137960" text:continue-numbering="true" text:style-name="L2">
        <text:list-header>
          <text:p text:style-name="P77"><text:span text:style-name="Emphasis"><text:span text:style-name="T140">Written</text:span></text:span><text:span text:style-name="Emphasis"><text:span text:style-name="T142"> </text:span></text:span><text:span text:style-name="Emphasis"><text:span text:style-name="T143">by</text:span></text:span><text:span text:style-name="Emphasis"><text:span text:style-name="T13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41">Karel Zimmer</text:span></text:span></text:a><text:span text:style-name="Emphasis"><text:span text:style-name="T139">, </text:span></text:span><text:a xlink:type="simple" xlink:href="https://creativecommons.org/publicdomain/zero/1.0" text:style-name="Internet_20_link" text:visited-style-name="Visited_20_Internet_20_Link"><text:span text:style-name="Emphasis"><text:span text:style-name="T144">CC0 1.0 Universal</text:span></text:span></text:a><text:span text:style-name="Emphasis"><text:span text:style-name="T139">, </text:span></text:span><text:span text:style-name="Emphasis"><text:span text:style-name="T144">2018-</text:span></text:span><text:span text:style-name="Emphasis"><text:span text:style-name="T145"><text:date style:data-style-name="N10111" text:date-value="2023-05-13T10:07:54.080006056" text:fixed="true">2023</text:date></text:span></text:span><text:span text:style-name="Emphasis"><text:span text:style-name="T145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53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53">e.g</text:span>. Jan <text:span text:style-name="T152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53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53">password</text:span></text:p>
          </table:table-cell>
          <table:table-cell table:style-name="Tabel1.G1" office:value-type="string">
            <text:p text:style-name="P44"><draw:control text:anchor-type="as-char" draw:z-index="56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53">F</text:span>i netw<text:span text:style-name="T153">o</text:span>rk na<text:span text:style-name="T153">me</text:span></text:p>
          </table:table-cell>
          <table:table-cell table:style-name="Tabel1.G2" office:value-type="string">
            <text:p text:style-name="P44"><draw:control text:anchor-type="as-char" draw:z-index="57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4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48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2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58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5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49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3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59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6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0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4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53">user</text:span>/<text:span text:style-name="T153">passwd</text:span></text:p>
          </table:table-cell>
          <table:table-cell table:style-name="Tabel1.G2" office:value-type="string">
            <text:p text:style-name="P44"><draw:control text:anchor-type="as-char" draw:z-index="60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7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1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5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1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3">User</text:span>/<text:span text:style-name="T153">Seq </text:span><text:span text:style-name="T147">#</text:span></text:p>
          </table:table-cell>
          <table:table-cell table:style-name="Tabel2.A1" office:value-type="string">
            <text:p text:style-name="P54">Email nam<text:span text:style-name="T153">e</text:span></text:p>
          </table:table-cell>
          <table:table-cell table:style-name="Tabel2.A1" office:value-type="string">
            <text:p text:style-name="P54">Email ad<text:span text:style-name="T153">d</text:span>res<text:span text:style-name="T153">s</text:span></text:p>
          </table:table-cell>
          <table:table-cell table:style-name="Tabel2.A1" office:value-type="string">
            <text:p text:style-name="P62"><text:span text:style-name="T153">User </text:span>nam<text:span text:style-name="T153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53">example</text:span>.com)</text:p>
          </table:table-cell>
          <table:table-cell table:style-name="Tabel2.G1" office:value-type="string">
            <text:p text:style-name="P56">Outgoing mail server<text:line-break/>(smtp.<text:span text:style-name="T153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2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68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69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0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1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2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3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3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4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79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4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89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4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99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4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5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0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5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0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5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0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6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1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6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1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6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1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7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2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7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2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7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2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78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3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88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3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98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3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3-12-05T13:17:46.371720260">05/12/2023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3-12-05T13:17:46.372836730">05/12/2023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2-05T13:17:46.192628442</dc:date>
    <meta:print-date>2014-01-05T10:21:33.960023988</meta:print-date>
    <meta:keyword>Installatie</meta:keyword>
    <meta:keyword>Checklist</meta:keyword>
    <meta:keyword>Linux</meta:keyword>
    <meta:editing-cycles>2427</meta:editing-cycles>
    <meta:editing-duration>P5DT1H2S</meta:editing-duration>
    <meta:printed-by>Karel Zimmer</meta:printed-by>
    <dc:creator>Karel Zimmer</dc:creator>
    <meta:document-statistic meta:table-count="5" meta:image-count="0" meta:object-count="0" meta:page-count="4" meta:paragraph-count="155" meta:word-count="584" meta:character-count="4052" meta:non-whitespace-character-count="3334"/>
    <meta:user-defined meta:name="Info 1"/>
    <meta:user-defined meta:name="Info 2"/>
    <meta:user-defined meta:name="Info 3"/>
    <meta:user-defined meta:name="Info 4"/>
  </office:meta>
</office:document-meta>
</file>